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5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4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onnees">
      <style:table-properties table:display="true" style:writing-mode="lr-tb"/>
    </style:style>
    <style:style style:name="ta2" style:family="table" style:master-page-name="PageStyle_5f_Lib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e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onnées ouvertes potentielles pour le modèle de transport</text:p>
          </table:table-cell>
          <table:table-cell table:number-columns-repeated="1023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Lice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ésea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éseau routier et ferroviaire: BD topo</text:p>
          </table:table-cell>
          <table:table-cell table:style-name="ce3" office:value-type="string" calcext:value-type="string">
            <text:p><text:a xlink:href="https://geoservices.ign.fr/bdtopo" xlink:type="simple">https://geoservices.ign.fr/bdtopo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aires TC (GTFS)</text:p>
          </table:table-cell>
          <table:table-cell table:style-name="ce3" office:value-type="string" calcext:value-type="string">
            <text:p><text:a xlink:href="https://prim.iledefrance-mobilites.fr/fr/donnees-statiques/offre-horaires-tc-gtfs-idfm" xlink:type="simple">https://prim.iledefrance-mobilites.fr/fr/donnees-statiques/offre-horaires-tc-gtfs-idfm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éseau TC</text:p>
          </table:table-cell>
          <table:table-cell table:style-name="ce3" office:value-type="string" calcext:value-type="string">
            <text:p><text:a xlink:href="https://data.iledefrance-mobilites.fr/explore/dataset/traces-des-lignes-de-transport-en-commun-idfm/export/?disjunctive.route_type&amp;location=12,48.73004,2.31743&amp;basemap=jawg.streets" xlink:type="simple">https://data.iledefrance-mobilites.fr/explore/dataset/traces-des-lignes-de-transport-en-commun-idfm/export/?disjunctive.route_type&amp;location=12,48.73004,2.31743&amp;basemap=jawg.streets</text:a>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Population/emplo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pulation 2019 (IRIS)</text:p>
          </table:table-cell>
          <table:table-cell table:style-name="ce3" office:value-type="string" calcext:value-type="string">
            <text:p><text:a xlink:href="https://www.insee.fr/fr/statistiques/6543200" xlink:type="simple">https://www.insee.fr/fr/statistiques/6543200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Données Insee carroyées - pour tests éventuels ?)</text:p>
          </table:table-cell>
          <table:table-cell table:style-name="ce3" office:value-type="string" calcext:value-type="string">
            <text:p><text:a xlink:href="https://www.insee.fr/fr/statistiques/6215138?sommaire=6215217" xlink:type="simple">https://www.insee.fr/fr/statistiques/6215138?sommaire=6215217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unes</text:p>
          </table:table-cell>
          <table:table-cell table:style-name="ce3" office:value-type="string" calcext:value-type="string">
            <text:p><text:a xlink:href="https://www.data.gouv.fr/fr/datasets/les-communes-d-ile-de-france-idf/" xlink:type="simple">https://www.data.gouv.fr/fr/datasets/les-communes-d-ile-de-france-idf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u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TD 2008</text:p>
          </table:table-cell>
          <table:table-cell table:style-name="ce3" office:value-type="string" calcext:value-type="string">
            <text:p><text:a xlink:href="https://www.statistiques.developpement-durable.gouv.fr/enquete-nationale-transports-et-deplacements-entd-2008" xlink:type="simple">https://www.statistiques.developpement-durable.gouv.fr/enquete-nationale-transports-et-deplacements-entd-2008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D 2019</text:p>
          </table:table-cell>
          <table:table-cell table:style-name="ce3" office:value-type="string" calcext:value-type="string">
            <text:p><text:a xlink:href="https://www.statistiques.developpement-durable.gouv.fr/resultats-detailles-de-lenquete-mobilite-des-personnes-de-2019?rubrique=60&amp;dossier=1345" xlink:type="simple">https://www.statistiques.developpement-durable.gouv.fr/resultats-detailles-de-lenquete-mobilite-des-personnes-de-2019?rubrique=60&amp;dossier=1345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bilités pro et scolaires 2019</text:p>
          </table:table-cell>
          <table:table-cell table:style-name="ce3" office:value-type="string" calcext:value-type="string">
            <text:p><text:a xlink:href="https://www.insee.fr/fr/statistiques/6456056" xlink:type="simple">https://www.insee.fr/fr/statistiques/6456056</text:a></text:p>
          </table:table-cell>
          <table:table-cell table:style-name="ce3" office:value-type="string" calcext:value-type="string">
            <text:p><text:a xlink:href="https://www.insee.fr/fr/statistiques/6456104" xlink:type="simple">https://www.insee.fr/fr/statistiques/6456104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bs" table:style-name="ta2">
        <table:table-column table:style-name="co5" table:default-cell-style-name="Default"/>
        <table:table-column table:style-name="co4" table:number-columns-repeated="1023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raphes</text:p>
          </table:table-cell>
          <table:table-cell table:style-name="ce1" office:value-type="string" calcext:value-type="string">
            <text:p>jgrapht</text:p>
          </table:table-cell>
          <table:table-cell table:style-name="ce3" office:value-type="string" calcext:value-type="string">
            <text:p><text:a xlink:href="https://jgrapht.org/" xlink:type="simple">https://jgrapht.org/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nnées geo</text:p>
          </table:table-cell>
          <table:table-cell table:style-name="ce1" office:value-type="string" calcext:value-type="string">
            <text:p>geotools</text:p>
          </table:table-cell>
          <table:table-cell table:style-name="ce3" office:value-type="string" calcext:value-type="string">
            <text:p><text:a xlink:href="https://www.geotools.org/" xlink:type="simple">https://www.geotools.org/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TFS</text:p>
          </table:table-cell>
          <table:table-cell table:style-name="ce3" office:value-type="string" calcext:value-type="string">
            <text:p><text:a xlink:href="https://github.com/conveyal/gtfs-lib" xlink:type="simple">https://github.com/conveyal/gtfs-lib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trices</text:p>
          </table:table-cell>
          <table:table-cell table:style-name="ce1" office:value-type="string" calcext:value-type="string">
            <text:p>apache commons math3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nnees" style:display-name="PageStyle_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s" style:display-name="PageStyle_Li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" meta:object-count="0"/>
    <meta:generator>LibreOfficeDev/6.0.5.2$Linux_X86_64 LibreOffice_project/</meta:generator>
  </office:meta>
</office:document-meta>
</file>